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737" officeooo:paragraph-rsid="00002737"/>
    </style:style>
    <style:style style:name="P2" style:family="paragraph" style:parent-style-name="Standard">
      <style:text-properties officeooo:rsid="0000ee34" officeooo:paragraph-rsid="0000ee34"/>
    </style:style>
    <style:style style:name="P3" style:family="paragraph" style:parent-style-name="Standard">
      <style:text-properties officeooo:rsid="00025e83" officeooo:paragraph-rsid="00025e83"/>
    </style:style>
    <style:style style:name="T1" style:family="text">
      <style:text-properties officeooo:rsid="00025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Design Pattern</text:p>
      <text:p text:style-name="P1"/>
      <text:p text:style-name="P1">Design pattern provides the a general reusable solution for the common problem occurs in software design. The pattern usually shows the relationship between the class and object. The idea is to use make <text:s/>your application base strong. Our application can be faster, if we use the proper design pattern and make your code more flexible, reusable and maintainable.</text:p>
      <text:p text:style-name="P1"/>
      <text:p text:style-name="P2">Solid design pattern:</text:p>
      <text:p text:style-name="P2"><text:tab/>Solider design pattern is a principle of five principle that help us to design, <text:span text:style-name="T1">reusable</text:span> and maintain code.</text:p>
      <text:p text:style-name="P2"/>
      <text:p text:style-name="P3">Five acronym for solid </text:p>
      <text:p text:style-name="P3">1) Single class principle</text:p>
      <text:p text:style-name="P3">2) Open clos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4-05T00:39:31.682000000</dc:date>
    <meta:editing-duration>PT4H41M31S</meta:editing-duration>
    <meta:editing-cycles>1</meta:editing-cycles>
    <meta:document-statistic meta:table-count="0" meta:image-count="0" meta:object-count="0" meta:page-count="1" meta:paragraph-count="7" meta:word-count="92" meta:character-count="571" meta:non-whitespace-character-count="477"/>
  </office:meta>
</office:document-meta>
</file>